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? @everyone.each_with_index do |someone, i| ?}</text:p>
      <text:p text:style-name="Standard"><text:s text:c="2"/>#{i.succ}. #{someone[:name]} is #{someone[:mood]} !!</text:p>
      <text:p text:style-name="Standard">{? end ?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9T20:34:01</meta:creation-date>
    <dc:date>2010-04-28T22:36:01</dc:date>
    <meta:editing-duration>PT00H04M36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3" meta:word-count="14" meta:character-count="110"/>
  </office:meta>
</office:document-meta>
</file>